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2589BD9ED2E96123F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3cm" svg:height="3cm" draw:z-index="0"><draw:image xlink:href="Pictures/1000020100000258000002589BD9ED2E96123F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22:25.371908783</meta:creation-date>
    <dc:date>2017-10-01T20:23:19.881190336</dc:date>
    <meta:editing-duration>PT5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4.1.2.0$Linux_X86_64 LibreOffice_project/40m0$Build-2</meta:generator>
  </office:meta>
</office:document-meta>
</file>